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000000" draw:fill-gradient-name="Eigener_20_Farbverlauf_20_Mittelblau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Open Sans Condensed" fo:font-size="175pt" style:font-size-asian="175pt" style:font-size-complex="175pt"/>
    </style:style>
    <style:style style:name="T1" style:family="text">
      <style:text-properties fo:color="#000000" style:font-name="Open Sans Condensed" fo:font-size="175pt" style:font-size-asian="175pt" style:font-size-complex="17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igener_20_Farbverlauf_20_Mittelblau" draw:display-name="Eigener Farbverlauf Mittelblau" draw:style="linear" draw:start-color="#83caff" draw:end-color="#0084d1" draw:start-intensity="100%" draw:end-intensity="100%" draw:angle="0" draw:border="0%"/>
    <draw:gradient draw:name="Eigener_20_Farbverlauf_20_Mittelgrün" draw:display-name="Eigener Farbverlauf Mittelgrün" draw:style="linear" draw:start-color="#aecf00" draw:end-color="#579d1c" draw:start-intensity="100%" draw:end-intensity="100%" draw:angle="0" draw:border="0%"/>
    <draw:gradient draw:name="Lightgray" draw:style="linear" draw:start-color="#ffffff" draw:end-color="#c0c0c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6-19T14:29:49.738000000</dc:date>
    <meta:editing-duration>PT1M6S</meta:editing-duration>
    <meta:editing-cycles>15</meta:editing-cycles>
    <meta:generator>LibreOffice/4.2.4.2$Windows_x86 LibreOffice_project/63150712c6d317d27ce2db16eb94c2f3d7b699f8</meta:generator>
    <meta:document-statistic meta:object-count="1"/>
  </office:meta>
</office:document-meta>
</file>